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GUEVARA CHUNCHO JUAN DE LA CR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FLORES QUISPE, HEBERT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GUEVARA SALAS, MARGOT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31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/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724693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0T21:25:10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